
<file path=META-INF/manifest.xml><?xml version="1.0" encoding="utf-8"?>
<manifest:manifest xmlns:manifest="urn:oasis:names:tc:opendocument:xmlns:manifest:1.0">
  <manifest:file-entry manifest:full-path="/" manifest:media-type="application/vnd.oasis.opendocument.spreadsheet"/>
  <manifest:file-entry manifest:full-path="mimetype" manifest:media-type=""/>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tableooo="http://openoffice.org/2009/table" xmlns:css3t="http://www.w3.org/TR/css3-text/">
  <office:scripts/>
  <office:font-face-decls/>
  <office:automatic-styles/>
  <office:body>
    <office:spreadsheet>
      <text:variable-decls/>
      <text:user-field-decls/>
      <table:table table:name="Sheet1">
        <table:table-column/>
        <table:table-column/>
        <table:table-column/>
        <table:table-row>
          <table:table-cell office:value-type="string">
            <text:p>Checklist</text:p>
          </table:table-cell>
          <table:table-cell office:value-type="string">
            <text:p>Content</text:p>
          </table:table-cell>
          <table:table-cell office:value-type="string">
            <text:p>Details</text:p>
          </table:table-cell>
        </table:table-row>
        <table:table-row>
          <table:table-cell office:boolean-value="false" office:value-type="boolean"/>
          <table:table-cell office:value-type="string">
            <text:p>Fixtures</text:p>
          </table:table-cell>
          <table:table-cell office:value-type="string">
            <text:p>Ensure all fixtures are tightened, and that the material cannot move or vibrate during cutting. </text:p>
          </table:table-cell>
        </table:table-row>
        <table:table-row>
          <table:table-cell office:boolean-value="false" office:value-type="boolean"/>
          <table:table-cell office:value-type="string">
            <text:p>Toolpath</text:p>
          </table:table-cell>
          <table:table-cell office:value-type="string">
            <text:p>All fixtures must be accounted for in CAM. Check the toolpath in CAM, making sure it does not run into the position of the L-bracket, clamps, or other fixtures. Note that facing and cutting operations usually enter the material from the side by default, and this needs to be accounted for. If there are any through-holes being made, make sure there is an MDF waste board beneath the material.</text:p>
          </table:table-cell>
        </table:table-row>
        <table:table-row>
          <table:table-cell office:boolean-value="false" office:value-type="boolean"/>
          <table:table-cell office:value-type="string">
            <text:p>Feeds &amp; Speeds</text:p>
          </table:table-cell>
          <table:table-cell office:value-type="string">
            <text:p>For EVERY operation in CAM, make sure the feed rate, RPM, and depth of cut are less than or equal to the manufacturer's recommended settings for the given tool and material.</text:p>
          </table:table-cell>
        </table:table-row>
        <table:table-row>
          <table:table-cell office:boolean-value="false" office:value-type="boolean"/>
          <table:table-cell office:value-type="string">
            <text:p>Calibration</text:p>
          </table:table-cell>
          <table:table-cell office:value-type="string">
            <text:p>The work origin of the CAM file should be on the top front left corner of the stock material. The X and Y position should be "Anchor 1", which is the inside corner of the L-bracket. The Z position is determined at the start of every job by probing the position of the top of the material.</text:p>
          </table:table-cell>
        </table:table-row>
        <table:table-row>
          <table:table-cell office:boolean-value="false" office:value-type="boolean"/>
          <table:table-cell office:value-type="string">
            <text:p>Tools</text:p>
          </table:table-cell>
          <table:table-cell office:value-type="string">
            <text:p>Ensure all tools are the correct TYPES and in their correct POSITION, as designated by their tool properties in CAM. Ensure there is no tool currently in the spindle. All tools used should match the currently attached collet size (1/8" or 1/4").</text:p>
          </table:table-cell>
        </table:table-row>
        <table:table-row>
          <table:table-cell office:boolean-value="false" office:value-type="boolean"/>
          <table:table-cell office:value-type="string">
            <text:p>Vacuum</text:p>
          </table:table-cell>
          <table:table-cell office:value-type="string">
            <text:p>Vacuum is connected to the rear of the machine. Vacuum shield is attached and height is unlocked.</text:p>
          </table:table-cell>
        </table:table-row>
        <table:table-row>
          <table:table-cell office:boolean-value="false" office:value-type="boolean"/>
          <table:table-cell office:value-type="string">
            <text:p>Emergency Stop</text:p>
          </table:table-cell>
          <table:table-cell office:value-type="string">
            <text:p>Locate the emergency stop button and keep it within reach. Watch the job closely when it begins to make sure the machine is following the intended toolpath.</text:p>
          </table:table-cell>
        </table:table-row>
      </table:table>
    </office:spreadsheet>
  </office:body>
</office:document-content>
</file>

<file path=styles.xml><?xml version="1.0" encoding="utf-8"?>
<office:document-styles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fice="urn:oasis:names:tc:opendocument:xmlns:office:1.0" xmlns:dom="http://www.w3.org/2001/xml-events" xmlns:rpt="http://openoffice.org/2005/report" xmlns:of="urn:oasis:names:tc:opendocument:xmlns:of:1.2" xmlns:xhtml="http://www.w3.org/1999/xhtml" xmlns:grddl="http://www.w3.org/2003/g/data-view#" xmlns:tableooo="http://openoffice.org/2009/table" xmlns:css3t="http://www.w3.org/TR/css3-text/">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grddl:transformation="http://docs.oasis-open.org/office/1.2/xslt/odf2rdf.xsl">
  <office:meta>
    <meta:creation-date>2026-04-21T16:29:10.640273</meta:creation-date>
    <dc:date>2026-04-21T16:29:10.641112</dc:date>
    <meta:generator>http://pypi.python.org/pypi/ezodf/0.1.0$Python3.13.13 (tags/v3.13.13:01104ce, Apr  7 2026, 19:25:48) [MSC v.1944 64 bit (AMD64)]</meta:generator>
    <meta:document-statistic/>
    <meta:editing-cycles>1</meta:editing-cycles>
  </office:meta>
</office:document-meta>
</file>